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0209" officeooo:paragraph-rsid="00070209" style:font-size-asian="14pt" style:font-size-complex="14pt"/>
    </style:style>
    <style:style style:name="P2" style:family="paragraph" style:parent-style-name="Standard">
      <style:text-properties fo:font-size="14pt" officeooo:rsid="0007129a" officeooo:paragraph-rsid="0007129a" style:font-size-asian="14pt" style:font-size-complex="14pt"/>
    </style:style>
    <style:style style:name="P3" style:family="paragraph" style:parent-style-name="Standard">
      <style:text-properties fo:font-size="14pt" officeooo:rsid="00072303" officeooo:paragraph-rsid="00072303" style:font-size-asian="14pt" style:font-size-complex="14pt"/>
    </style:style>
    <style:style style:name="P4" style:family="paragraph" style:parent-style-name="Standard">
      <style:text-properties fo:font-size="14pt" officeooo:rsid="0007dd1a" officeooo:paragraph-rsid="0007dd1a" style:font-size-asian="14pt" style:font-size-complex="14pt"/>
    </style:style>
    <style:style style:name="T1" style:family="text">
      <style:text-properties officeooo:rsid="0007dd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void natural(int);</text:p>
      <text:p text:style-name="P1">int main()</text:p>
      <text:p text:style-name="P1">{</text:p>
      <text:p text:style-name="P1"><text:s text:c="4"/>int num;</text:p>
      <text:p text:style-name="P1"><text:s text:c="4"/>printf("Enter a number :- ");</text:p>
      <text:p text:style-name="P1"><text:s text:c="4"/>scanf("%d",&amp;num);</text:p>
      <text:p text:style-name="P1"><text:s text:c="4"/>natural(num);</text:p>
      <text:p text:style-name="P1"><text:s text:c="4"/>printf("\n");</text:p>
      <text:p text:style-name="P1"><text:s text:c="4"/>return 0;</text:p>
      <text:p text:style-name="P1">}</text:p>
      <text:p text:style-name="P1"/>
      <text:p text:style-name="P1">void natural(int n)</text:p>
      <text:p text:style-name="P1">{</text:p>
      <text:p text:style-name="P1"><text:s text:c="4"/>if(n)</text:p>
      <text:p text:style-name="P1"><text:s text:c="8"/>natural(n-1);</text:p>
      <text:p text:style-name="P1"><text:s text:c="4"/>else</text:p>
      <text:p text:style-name="P1"><text:s text:c="8"/>return;</text:p>
      <text:p text:style-name="P1"><text:s text:c="4"/>printf("%d\t",n);</text:p>
      <text:p text:style-name="P1">}</text:p>
      <text:p text:style-name="P1"/>
      <text:p text:style-name="P1">2.#include&lt;stdio.h&gt;</text:p>
      <text:p text:style-name="P1">void natural(int);</text:p>
      <text:p text:style-name="P1">int main()</text:p>
      <text:p text:style-name="P1">{</text:p>
      <text:p text:style-name="P1"><text:s text:c="4"/>int num;</text:p>
      <text:p text:style-name="P1"><text:s text:c="4"/>printf("Enter a number :- ");</text:p>
      <text:p text:style-name="P1"><text:s text:c="4"/>scanf("%d",&amp;num);</text:p>
      <text:p text:style-name="P1"><text:s text:c="4"/>natural(num);</text:p>
      <text:p text:style-name="P1"><text:s text:c="4"/>printf("\n");</text:p>
      <text:p text:style-name="P1"><text:s text:c="4"/>return 0;</text:p>
      <text:p text:style-name="P1">}</text:p>
      <text:p text:style-name="P1"/>
      <text:p text:style-name="P1">void natural(int n)</text:p>
      <text:p text:style-name="P1">{</text:p>
      <text:p text:style-name="P1"><text:s text:c="4"/>if(n)</text:p>
      <text:p text:style-name="P1"><text:s text:c="4"/>{</text:p>
      <text:p text:style-name="P1"><text:s text:c="8"/>printf("%d\t",n);</text:p>
      <text:p text:style-name="P1"><text:s text:c="8"/>natural(n-1);</text:p>
      <text:p text:style-name="P1"><text:s text:c="4"/>}</text:p>
      <text:p text:style-name="P1"><text:s text:c="4"/>else</text:p>
      <text:p text:style-name="P1"><text:s text:c="8"/>return;</text:p>
      <text:p text:style-name="P1">}</text:p>
      <text:p text:style-name="P1"/>
      <text:p text:style-name="P1"/>
      <text:p text:style-name="P1"><text:soft-page-break/>3.#include&lt;stdio.h&gt;</text:p>
      <text:p text:style-name="P1">void natural(int);</text:p>
      <text:p text:style-name="P1">int main()</text:p>
      <text:p text:style-name="P1">{</text:p>
      <text:p text:style-name="P1"><text:s text:c="4"/>int num;</text:p>
      <text:p text:style-name="P1"><text:s text:c="4"/>printf("Enter a number :- ");</text:p>
      <text:p text:style-name="P1"><text:s text:c="4"/>scanf("%d",&amp;num);</text:p>
      <text:p text:style-name="P1"><text:s text:c="4"/>natural(num*2-1);</text:p>
      <text:p text:style-name="P1"><text:s text:c="4"/>printf("\n");</text:p>
      <text:p text:style-name="P1"><text:s text:c="4"/>return 0;</text:p>
      <text:p text:style-name="P1">}</text:p>
      <text:p text:style-name="P1"/>
      <text:p text:style-name="P1">void natural(int n)</text:p>
      <text:p text:style-name="P1">{</text:p>
      <text:p text:style-name="P1"><text:s text:c="4"/>if(n&gt;0)</text:p>
      <text:p text:style-name="P1"><text:s text:c="8"/>natural(n-2);</text:p>
      <text:p text:style-name="P1"><text:s text:c="4"/>else</text:p>
      <text:p text:style-name="P1"><text:s text:c="8"/>return;</text:p>
      <text:p text:style-name="P1"><text:s text:c="4"/>printf("%d\t",n);</text:p>
      <text:p text:style-name="P1">}</text:p>
      <text:p text:style-name="P1"/>
      <text:p text:style-name="P1"/>
      <text:p text:style-name="P2">4.#include&lt;stdio.h&gt;</text:p>
      <text:p text:style-name="P2">void natural(int);</text:p>
      <text:p text:style-name="P2">int main()</text:p>
      <text:p text:style-name="P2">{</text:p>
      <text:p text:style-name="P2"><text:s text:c="4"/>int num;</text:p>
      <text:p text:style-name="P2"><text:s text:c="4"/>printf("Enter a number :- ");</text:p>
      <text:p text:style-name="P2"><text:s text:c="4"/>scanf("%d",&amp;num);</text:p>
      <text:p text:style-name="P2"><text:s text:c="4"/>natural(num*2-1);</text:p>
      <text:p text:style-name="P2"><text:s text:c="4"/>printf("\n");</text:p>
      <text:p text:style-name="P2"><text:s text:c="4"/>return 0;</text:p>
      <text:p text:style-name="P2">}</text:p>
      <text:p text:style-name="P2"/>
      <text:p text:style-name="P2">void natural(int n)</text:p>
      <text:p text:style-name="P2">{</text:p>
      <text:p text:style-name="P2"><text:s text:c="4"/>if(n&gt;0)</text:p>
      <text:p text:style-name="P2"><text:s text:c="4"/>{</text:p>
      <text:p text:style-name="P2"><text:s text:c="8"/>printf("%d\t",n);</text:p>
      <text:p text:style-name="P2"><text:s text:c="8"/>natural(n-2);</text:p>
      <text:p text:style-name="P2"><text:s text:c="4"/>}</text:p>
      <text:p text:style-name="P2"><text:s text:c="4"/>else</text:p>
      <text:p text:style-name="P2"><text:s text:c="8"/>return;</text:p>
      <text:p text:style-name="P2">}</text:p>
      <text:p text:style-name="P2"/>
      <text:p text:style-name="P2"><text:soft-page-break/>5.#include&lt;stdio.h&gt;</text:p>
      <text:p text:style-name="P2">void natural(int);</text:p>
      <text:p text:style-name="P2">int main()</text:p>
      <text:p text:style-name="P2">{</text:p>
      <text:p text:style-name="P2"><text:s text:c="4"/>int num;</text:p>
      <text:p text:style-name="P2"><text:s text:c="4"/>printf("Enter a number :- ");</text:p>
      <text:p text:style-name="P2"><text:s text:c="4"/>scanf("%d",&amp;num);</text:p>
      <text:p text:style-name="P2"><text:s text:c="4"/>natural(num*2);</text:p>
      <text:p text:style-name="P2"><text:s text:c="4"/>printf("\n");</text:p>
      <text:p text:style-name="P2"><text:s text:c="4"/>return 0;</text:p>
      <text:p text:style-name="P2">}</text:p>
      <text:p text:style-name="P2"/>
      <text:p text:style-name="P2">void natural(int n)</text:p>
      <text:p text:style-name="P2">{</text:p>
      <text:p text:style-name="P2"><text:s text:c="4"/>if(n&gt;0)</text:p>
      <text:p text:style-name="P2"><text:s text:c="8"/>natural(n-2);</text:p>
      <text:p text:style-name="P2"><text:s text:c="4"/>else</text:p>
      <text:p text:style-name="P2"><text:s text:c="8"/>return;</text:p>
      <text:p text:style-name="P2"><text:s text:c="4"/>printf("%d\t",n);</text:p>
      <text:p text:style-name="P2">}</text:p>
      <text:p text:style-name="P2"/>
      <text:p text:style-name="P2">6.#include&lt;stdio.h&gt;</text:p>
      <text:p text:style-name="P2">void natural(int);</text:p>
      <text:p text:style-name="P2">int main()</text:p>
      <text:p text:style-name="P2">{</text:p>
      <text:p text:style-name="P2"><text:s text:c="4"/>int num;</text:p>
      <text:p text:style-name="P2"><text:s text:c="4"/>printf("Enter a number :- ");</text:p>
      <text:p text:style-name="P2"><text:s text:c="4"/>scanf("%d",&amp;num);</text:p>
      <text:p text:style-name="P2"><text:s text:c="4"/>natural(num*2);</text:p>
      <text:p text:style-name="P2"><text:s text:c="4"/>printf("\n");</text:p>
      <text:p text:style-name="P2"><text:s text:c="4"/>return 0;</text:p>
      <text:p text:style-name="P2">}</text:p>
      <text:p text:style-name="P2"/>
      <text:p text:style-name="P2">void natural(int n)</text:p>
      <text:p text:style-name="P2">{</text:p>
      <text:p text:style-name="P2"><text:s text:c="4"/>if(n&gt;0)</text:p>
      <text:p text:style-name="P2"><text:s text:c="4"/>{</text:p>
      <text:p text:style-name="P2"><text:s text:c="8"/>printf("%d\t",n);</text:p>
      <text:p text:style-name="P2"><text:s text:c="8"/>natural(n-2);</text:p>
      <text:p text:style-name="P2"><text:s text:c="4"/>}</text:p>
      <text:p text:style-name="P2"><text:s text:c="4"/>else</text:p>
      <text:p text:style-name="P2"><text:s text:c="8"/>return;</text:p>
      <text:p text:style-name="P2">}</text:p>
      <text:p text:style-name="P2"/>
      <text:p text:style-name="P2"/>
      <text:p text:style-name="P2"><text:soft-page-break/>7.#include&lt;stdio.h&gt;</text:p>
      <text:p text:style-name="P2">void natural(int);</text:p>
      <text:p text:style-name="P2">int main()</text:p>
      <text:p text:style-name="P2">{</text:p>
      <text:p text:style-name="P2"><text:s text:c="4"/>int num;</text:p>
      <text:p text:style-name="P2"><text:s text:c="4"/>printf("Enter a number :- ");</text:p>
      <text:p text:style-name="P2"><text:s text:c="4"/>scanf("%d",&amp;num);</text:p>
      <text:p text:style-name="P2"><text:s text:c="4"/>natural(num);</text:p>
      <text:p text:style-name="P2"><text:s text:c="4"/>printf("\n");</text:p>
      <text:p text:style-name="P2"><text:s text:c="4"/>return 0;</text:p>
      <text:p text:style-name="P2">}</text:p>
      <text:p text:style-name="P2"/>
      <text:p text:style-name="P2">void natural(int n)</text:p>
      <text:p text:style-name="P2">{</text:p>
      <text:p text:style-name="P2"><text:s text:c="4"/>if(n&gt;0)</text:p>
      <text:p text:style-name="P2"><text:s text:c="8"/>natural(n-1);</text:p>
      <text:p text:style-name="P2"><text:s text:c="4"/>else</text:p>
      <text:p text:style-name="P2"><text:s text:c="8"/>return;</text:p>
      <text:p text:style-name="P2"><text:s text:c="4"/>printf("%d\t",n*n);</text:p>
      <text:p text:style-name="P2">}</text:p>
      <text:p text:style-name="P2"/>
      <text:p text:style-name="P2">8.#include&lt;stdio.h&gt;</text:p>
      <text:p text:style-name="P2">int binary(int);</text:p>
      <text:p text:style-name="P2">int main()</text:p>
      <text:p text:style-name="P2">{</text:p>
      <text:p text:style-name="P2"><text:s text:c="4"/>int num;</text:p>
      <text:p text:style-name="P2"><text:s text:c="4"/>printf("Enter any number :-");</text:p>
      <text:p text:style-name="P2"><text:s text:c="4"/>scanf("%d",&amp;num);</text:p>
      <text:p text:style-name="P2"><text:s text:c="4"/>printf("The Binary of %d is ",num);</text:p>
      <text:p text:style-name="P2"><text:s text:c="4"/>printf("%d",binary(num));</text:p>
      <text:p text:style-name="P2"><text:s text:c="4"/>printf("\n");</text:p>
      <text:p text:style-name="P2"><text:s text:c="4"/>return 0;</text:p>
      <text:p text:style-name="P2">}</text:p>
      <text:p text:style-name="P2"/>
      <text:p text:style-name="P2">int binary(int num)</text:p>
      <text:p text:style-name="P2">{</text:p>
      <text:p text:style-name="P2"><text:s text:c="4"/>if(num==0)</text:p>
      <text:p text:style-name="P2"><text:s text:c="8"/>return 0;</text:p>
      <text:p text:style-name="P2"><text:s text:c="4"/>else</text:p>
      <text:p text:style-name="P2"><text:s text:c="8"/>return(num%2+10*binary(num/2));</text:p>
      <text:p text:style-name="P2">}</text:p>
      <text:p text:style-name="P2"/>
      <text:p text:style-name="P2"/>
      <text:p text:style-name="P2"/>
      <text:p text:style-name="P2"/>
      <text:p text:style-name="P3"><text:soft-page-break/>9.#include&lt;stdio.h&gt;</text:p>
      <text:p text:style-name="P3">int <text:span text:style-name="T1">octal</text:span>(int);</text:p>
      <text:p text:style-name="P3">int main()</text:p>
      <text:p text:style-name="P3">{</text:p>
      <text:p text:style-name="P3"><text:s text:c="4"/>int num;</text:p>
      <text:p text:style-name="P3"><text:s text:c="4"/>printf("Enter any number :-");</text:p>
      <text:p text:style-name="P3"><text:s text:c="4"/>scanf("%d",&amp;num);</text:p>
      <text:p text:style-name="P3"><text:s text:c="4"/>printf("The octal of %d is ",num);</text:p>
      <text:p text:style-name="P3"><text:s text:c="4"/>printf("%d",binary(num));</text:p>
      <text:p text:style-name="P3"><text:s text:c="4"/>printf("\n");</text:p>
      <text:p text:style-name="P3"><text:s text:c="4"/>return 0;</text:p>
      <text:p text:style-name="P3">}</text:p>
      <text:p text:style-name="P3"/>
      <text:p text:style-name="P3">int <text:span text:style-name="T1">octal</text:span>(int num)</text:p>
      <text:p text:style-name="P3">{</text:p>
      <text:p text:style-name="P3"><text:s text:c="4"/>if(num==0)</text:p>
      <text:p text:style-name="P3"><text:s text:c="8"/>return 0;</text:p>
      <text:p text:style-name="P3"><text:s text:c="4"/>else</text:p>
      <text:p text:style-name="P3"><text:s text:c="8"/>return(num%8+10*<text:span text:style-name="T1">octal</text:span>(num/8));</text:p>
      <text:p text:style-name="P3">}</text:p>
      <text:p text:style-name="P4">10.#include&lt;stdio.h&gt;</text:p>
      <text:p text:style-name="P4">int sum=0;</text:p>
      <text:p text:style-name="P4">int reverse(int);</text:p>
      <text:p text:style-name="P4">int main()</text:p>
      <text:p text:style-name="P4">{</text:p>
      <text:p text:style-name="P4"><text:s text:c="4"/>int num;</text:p>
      <text:p text:style-name="P4"><text:s text:c="4"/>printf("Enter any number :-");</text:p>
      <text:p text:style-name="P4"><text:s text:c="4"/>scanf("%d",&amp;num);</text:p>
      <text:p text:style-name="P4"><text:s text:c="4"/>printf("The reverse of %d is ",num);</text:p>
      <text:p text:style-name="P4"><text:s text:c="4"/>printf("%d",reverse(num));</text:p>
      <text:p text:style-name="P4"><text:s text:c="4"/>printf("\n");</text:p>
      <text:p text:style-name="P4"><text:s text:c="4"/>return 0;</text:p>
      <text:p text:style-name="P4">}</text:p>
      <text:p text:style-name="P4">int reverse(int num)</text:p>
      <text:p text:style-name="P4">{</text:p>
      <text:p text:style-name="P4"><text:s text:c="4"/>int rem;</text:p>
      <text:p text:style-name="P4"><text:s text:c="4"/>if(num)</text:p>
      <text:p text:style-name="P4"><text:s text:c="4"/>{</text:p>
      <text:p text:style-name="P4"><text:s text:c="8"/>rem=num%10;</text:p>
      <text:p text:style-name="P4"><text:s text:c="8"/>sum=sum*10+rem;</text:p>
      <text:p text:style-name="P4"><text:s text:c="8"/>reverse(num/10);</text:p>
      <text:p text:style-name="P4"><text:s text:c="4"/>}</text:p>
      <text:p text:style-name="P4"><text:s text:c="4"/>else</text:p>
      <text:p text:style-name="P4"><text:s text:c="8"/>return sum;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14:19:30.664474290</meta:creation-date>
    <dc:date>2022-08-01T15:27:56.068965699</dc:date>
    <meta:editing-duration>PT7M38S</meta:editing-duration>
    <meta:editing-cycles>1</meta:editing-cycles>
    <meta:document-statistic meta:table-count="0" meta:image-count="0" meta:object-count="0" meta:page-count="5" meta:paragraph-count="202" meta:word-count="319" meta:character-count="2857" meta:non-whitespace-character-count="2156"/>
    <meta:generator>LibreOffice/6.4.7.2$Linux_X86_64 LibreOffice_project/40$Build-2</meta:generator>
  </office:meta>
</office:document-meta>
</file>